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6pt" style:font-size-asian="16pt" style:font-size-complex="16pt"/>
    </style:style>
    <style:style style:name="P8" style:family="paragraph" style:parent-style-name="Text_20_body">
      <style:paragraph-properties fo:margin-left="1.27cm" fo:margin-right="0cm" fo:text-indent="-0.635cm" style:auto-text-indent="false"/>
      <style:text-properties style:font-name="Arial"/>
    </style:style>
    <style:style style:name="P9" style:family="paragraph" style:parent-style-name="Text_20_body">
      <style:paragraph-properties fo:margin-left="0cm" fo:margin-right="0cm" fo:text-indent="0cm" style:auto-text-indent="false"/>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center" style:justify-single-word="false"/>
      <style:text-properties style:font-name="Arial"/>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ge Polyclinique 2013-06-03</text:p>
      <text:p text:style-name="P6">Introduction</text:p>
      <text:p text:style-name="P4"/>
      <text:p text:style-name="P4">E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8">-<text:span text:style-name="T1"> </text:span>la double présence du menu (en haut et à gauche de la page).</text:p>
      <text:p text:style-name="P8">-<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9"><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6">Cahier des charges</text:p>
      <text:p text:style-name="P5"/>
      <text:p text:style-name="P4">Durant cette période de stage mon rôle principal est de restructurer le site Internet pour qu'il soit mieux organisé et plus attractif.</text:p>
      <text:p text:style-name="P4"><text:soft-page-break/>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
      <text:p text:style-name="P2">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3"/>
      <text:p text:style-name="P3"/>
      <text:p text:style-name="P3"/>
      <text:p text:style-name="P3"/>
      <text:p text:style-name="P3"/>
      <text:p text:style-name="P3"/>
      <text:p text:style-name="P2"><text:soft-page-break/>Jeudi 6 juin</text:p>
      <text:p text:style-name="P2"/>
      <text:p text:style-name="P3">Après avoir testé mon processus de création j'ai remarqué que pour être plus proche de chacun des questionnaires actuel je devais implanté une petites partie de code spécifique à chaques questionnaires .</text:p>
      <text:p text:style-name="P3">Suite à la creation des maquettes j'eu un entretien avec la qualiticienne responsable des questionnaires m'expliquant comment les patients validaient le questionnaires et un proble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la polyclinique . Après quelques tests j'ai commencé à coder le formulaire à afficher dans le mail avec les réponses déjà rentrées , je pense terminer mercredi .</text:p>
      <text:p text:style-name="P3"/>
      <text:p text:style-name="P2">Mercredi 12 juin</text:p>
      <text:p text:style-name="P2"/>
      <text:p text:style-name="P3">Le questionnaire de repas a été terminé, toutefois pour respecter un format imprimé optimisé j'ai du changer une partie du style css, je n'ai donc pu finir les trois questionnaires demandés pour ce jour .</text:p>
      <text:p text:style-name="P3"/>
      <text:p text:style-name="P2">Jeudi 13 juin</text:p>
      <text:p text:style-name="P2"/>
      <text:p text:style-name="P3">Les réponses des questionnaires sont bien envoyées par mail, toutefois un problème m’incommodait , le mail envoyé, selon la boite mail et selon l'imprimante n'était pas former de la même façon, j'ai donc du chercher une méthode pour transformer les réponses de mon formulaire en pdf à envoyé en pièce jointes .</text:p>
      <text:p text:style-name="P3"><text:soft-page-break/></text:p>
      <text:p text:style-name="P2">Vendredi 14 juin</text:p>
      <text:p text:style-name="P2"/>
      <text:p text:style-name="P3">Ma recherche de réponse étant infructueuse , je me suis lancé dans la création des applications liées aux besoins de l'entreprise, pour ce faire j'ai donc implémenter un script permettant d'importé des fichiers du client vers le serveur,Dans la mesure ou il y a 3 applications et que chaque application est lié a une personne j'ai donc modifié ma base et je travaillait sur un système de connexion et de vérification d'identification.</text:p>
      <text:p text:style-name="P3"/>
      <text:p text:style-name="P3"/>
      <text:p text:style-name="P2">Lundi 17 juin</text:p>
      <text:p text:style-name="P2"/>
      <text:p text:style-name="P2">Après avoir terminé la gestion des identifications j'ai rajouter un script permettant d'envoyer un mail à la direction depuis les pages «  nous rejoindre » et «  nous contacter » contrôlé par une saisie de captcha, il y a 3 tests : vérifier que les champs sois tous rempli, vérifier que le captcha est le bon et enfin vérifier si l'adresse mail est «  valide ».</text:p>
      <text:p text:style-name="P2">Qui plus est j'ai travaillé sur l'aspect graphique du site pour le rendre plus agréable à regarder et donc plus attractif.</text:p>
      <text:p text:style-name="P2"/>
      <text:p text:style-name="P2">Mardi 18 juin</text:p>
      <text:p text:style-name="P2"/>
      <text:p text:style-name="P3">Codage de l'application lié au script d'importation de fichiers client/serveur.</text:p>
      <text:p text:style-name="P3">(voir notice d'utilisation),</text:p>
      <text:p text:style-name="P3"/>
      <text:p text:style-name="P2">Mercredi 19 juin</text:p>
      <text:p text:style-name="P2"/>
      <text:p text:style-name="P3">Implantation du site web sur le site , correction des erreurs en cours .</text:p>
      <text:p text:style-name="P3"/>
      <text:p text:style-name="P2">Jeudi 20 juin</text:p>
      <text:p text:style-name="P2"/>
      <text:p text:style-name="P3">Travail sur l'aspect graphique des questionnaires implanté sur le site ( couleur une ligne sur deux) et tentative de modifier le rendu imprimé des resultat ( echec =&gt; saut de page a chaque formulaire ou aucune modification visible)</text:p>
      <text:p text:style-name="P3">fonction utilisée :</text:p>
      <text:p text:style-name="P3">&lt;div page-break-before:always&gt; saut de page obligatoire après le formulaire.</text:p>
      <text:p text:style-name="P3">&lt;div page-break_inside:avoid&gt; Pas de modification visible.</text:p>
      <text:p text:style-name="P3">&lt;div page_break_before:avoid&gt;Pas de modification visible .</text:p>
      <text:p text:style-name="P3"/>
      <text:p text:style-name="P2">Vendredi 21 juin</text:p>
      <text:p text:style-name="P2"/>
      <text:p text:style-name="P3">Implantation d'une petite application permettant de gérer l'affichage des formulaires sur le site web , ainsi la qualiticienne responsable de ses mêmes questionnaires pourra à son grès afficher ou ne pas afficher les questionnaires sur le site .( voir notice d'utilisation)</text:p>
      <text:p text:style-name="P3"/>
      <text:p text:style-name="P2">Lundi 24 juin </text:p>
      <text:p text:style-name="P2"/>
      <text:p text:style-name="P3">Création de la page permettant à l'administrateur du serveur ( Mr P.Lampson) de naviguer entre les applications .</text:p>
      <text:p text:style-name="P3">Travail sur une page permettant la gestion des Service,Chambre et Lit sur la demande du maître de stage.</text:p>
      <text:p text:style-name="P3"/>
      <text:p text:style-name="P2"/>
      <text:p text:style-name="P2"><text:soft-page-break/>Mardi 25 juin</text:p>
      <text:p text:style-name="P2"/>
      <text:p text:style-name="P3">Présentation du site internet au PDG de l'entreprise (Mr Boyer), il en ressort une bonne impression mais il fallait que je remplisse certaines pages avec d'autre informations données par d'autre personnes , après entretiens avec ces mêmes personnes j'ai mis a jour le site et j'ai optimisé la barre du menu pour les résolutions d'écran b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25T16:23:38.66</dc:date>
    <meta:editing-duration>PT6H34M38S</meta:editing-duration>
    <meta:editing-cycles>17</meta:editing-cycles>
    <meta:generator>OpenOffice.org/3.4.1$Win32 OpenOffice.org_project/341m1$Build-9593</meta:generator>
    <meta:document-statistic meta:table-count="0" meta:image-count="0" meta:object-count="0" meta:page-count="5" meta:paragraph-count="71" meta:word-count="1502" meta:character-count="9043"/>
  </office:meta>
</office:document-meta>
</file>